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3000000EAA6DBF70720E370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5.55cm" fo:min-width="4.1cm"/>
    </style:style>
    <style:style style:name="gr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7.55cm" fo:min-width="14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6cm" svg:height="5.8cm" svg:x="1.6cm" svg:y="2.6cm">
          <text:p text:style-name="P1"><text:span text:style-name="T1">N</text:span><text:span text:style-name="T2">e</text:span></text:p>
          <text:p text:style-name="P1"><text:span text:style-name="T3">μ</text:span></text:p>
          <text:p text:style-name="P1"><text:span text:style-name="T3">ρ</text:span></text:p>
          <text:p text:style-name="P1"><text:span text:style-name="T3">Length</text:span></text:p>
          <text:p text:style-name="P1"><text:span text:style-name="T3">Sample siz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278cm" svg:height="4.59cm" svg:x="8.522cm" svg:y="3.2cm">
          <draw:image xlink:href="Pictures/1000000000000173000000EAA6DBF70720E3705A.png" xlink:type="simple" xlink:show="embed" xlink:actuate="onLoad">
            <text:p/>
          </draw:image>
        </draw:frame>
        <draw:frame draw:style-name="gr3" draw:text-style-name="P3" draw:layer="layout" svg:width="0.875cm" svg:height="0.962cm" svg:x="7cm" svg:y="5cm">
          <draw:text-box>
            <text:p>+</text:p>
          </draw:text-box>
        </draw:frame>
        <draw:custom-shape draw:style-name="gr4" draw:text-style-name="P2" draw:layer="layout" svg:width="15.4cm" svg:height="7.8cm" svg:x="1.2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55cm" svg:height="0.962cm" svg:x="15.2cm" svg:y="1.3cm">
          <draw:text-box>
            <text:p>x N</text:p>
          </draw:text-box>
        </draw:frame>
        <draw:line draw:style-name="gr5" draw:text-style-name="P2" draw:layer="layout" svg:x1="16.6cm" svg:y1="5cm" svg:x2="20cm" svg:y2="5cm">
          <text:p/>
        </draw:line>
        <draw:frame draw:style-name="gr6" draw:text-style-name="P5" draw:layer="layout" svg:width="3.6cm" svg:height="1.6cm" svg:x="16.6cm" svg:y="3.4cm">
          <draw:text-box>
            <text:p text:style-name="P4"><text:span text:style-name="T4">N summary statistics</text:span></text:p>
          </draw:text-box>
        </draw:frame>
        <draw:g>
          <draw:line draw:style-name="gr7" draw:text-style-name="P2" draw:layer="layout" svg:x1="20.1cm" svg:y1="6.5cm" svg:x2="20.9cm" svg:y2="6.1cm">
            <text:p/>
          </draw:line>
          <draw:line draw:style-name="gr7" draw:text-style-name="P2" draw:layer="layout" svg:x1="20.9cm" svg:y1="6.1cm" svg:x2="21.3cm" svg:y2="5.3cm">
            <text:p/>
          </draw:line>
          <draw:line draw:style-name="gr7" draw:text-style-name="P2" draw:layer="layout" svg:x1="21.3cm" svg:y1="5.3cm" svg:x2="21.9cm" svg:y2="4.5cm">
            <text:p/>
          </draw:line>
          <draw:line draw:style-name="gr7" draw:text-style-name="P2" draw:layer="layout" svg:x1="21.9cm" svg:y1="4.5cm" svg:x2="22.5cm" svg:y2="4.3cm">
            <text:p/>
          </draw:line>
          <draw:line draw:style-name="gr7" draw:text-style-name="P2" draw:layer="layout" svg:x1="22.5cm" svg:y1="4.3cm" svg:x2="23.1cm" svg:y2="4.7cm">
            <text:p/>
          </draw:line>
          <draw:line draw:style-name="gr7" draw:text-style-name="P2" draw:layer="layout" svg:x1="23.1cm" svg:y1="4.7cm" svg:x2="23.5cm" svg:y2="5.5cm">
            <text:p/>
          </draw:line>
          <draw:line draw:style-name="gr7" draw:text-style-name="P2" draw:layer="layout" svg:x1="23.5cm" svg:y1="5.5cm" svg:x2="23.9cm" svg:y2="6.1cm">
            <text:p/>
          </draw:line>
          <draw:line draw:style-name="gr7" draw:text-style-name="P2" draw:layer="layout" svg:x1="23.9cm" svg:y1="6.1cm" svg:x2="24.5cm" svg:y2="6.5cm">
            <text:p/>
          </draw:line>
        </draw:g>
        <draw:line draw:style-name="gr8" draw:text-style-name="P2" draw:layer="layout" svg:x1="20.1cm" svg:y1="6.5cm" svg:x2="25.1cm" svg:y2="6.5cm">
          <text:p/>
        </draw:line>
        <draw:line draw:style-name="gr8" draw:text-style-name="P2" draw:layer="layout" svg:x1="20.1cm" svg:y1="6.5cm" svg:x2="20.1cm" svg:y2="3.1cm">
          <text:p/>
        </draw:line>
        <draw:line draw:style-name="gr9" draw:text-style-name="P2" draw:layer="layout" svg:x1="23.6cm" svg:y1="3.4cm" svg:x2="23.6cm" svg:y2="6.5cm">
          <text:p/>
        </draw:line>
        <draw:frame draw:style-name="gr3" draw:text-style-name="P6" draw:layer="layout" svg:width="2.25cm" svg:height="0.725cm" svg:x="22.5cm" svg:y="2.7cm">
          <draw:text-box>
            <text:p><text:span text:style-name="T5">observed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11:16:49.761164885</meta:creation-date>
    <dc:date>2019-07-23T11:35:44.358350700</dc:date>
    <meta:editing-duration>PT8M44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